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Open Sans" svg:font-family="'Open Sans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Text_20_body">
      <style:paragraph-properties fo:text-align="start" style:justify-single-word="false"/>
      <style:text-properties style:font-name="DejaVu Sans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DejaVu Sans" officeooo:paragraph-rsid="002a8d2f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" fo:font-weight="bold" officeooo:paragraph-rsid="0019cd0a" style:font-weight-asian="bold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" officeooo:rsid="003fbd92" officeooo:paragraph-rsid="003fbd92"/>
    </style:style>
    <style:style style:name="P5" style:family="paragraph" style:parent-style-name="Standard">
      <style:paragraph-properties fo:text-align="start" style:justify-single-word="false"/>
      <style:text-properties style:font-name="DejaVu Sans" officeooo:paragraph-rsid="0041a561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" officeooo:rsid="00426b35" officeooo:paragraph-rsid="00426b35"/>
    </style:style>
    <style:style style:name="P7" style:family="paragraph" style:parent-style-name="Text_20_body" style:list-style-name="L1">
      <style:paragraph-properties fo:text-align="start" style:justify-single-word="false"/>
      <style:text-properties style:font-name="DejaVu Sans" officeooo:rsid="00358a91" officeooo:paragraph-rsid="0041a561"/>
    </style:style>
    <style:style style:name="P8" style:family="paragraph" style:parent-style-name="Text_20_body" style:list-style-name="L1">
      <style:paragraph-properties fo:text-align="start" style:justify-single-word="false"/>
      <style:text-properties style:font-name="DejaVu Sans" officeooo:rsid="00396531" officeooo:paragraph-rsid="00396531"/>
    </style:style>
    <style:style style:name="P9" style:family="paragraph" style:parent-style-name="Heading_20_1">
      <style:paragraph-properties fo:text-align="start" style:justify-single-word="false"/>
      <style:text-properties style:font-name="DejaVu Sans" officeooo:paragraph-rsid="0019cd0a"/>
    </style:style>
    <style:style style:name="P10" style:family="paragraph" style:parent-style-name="Heading_20_1" style:master-page-name="">
      <style:paragraph-properties fo:text-align="start" style:justify-single-word="false" style:page-number="auto"/>
      <style:text-properties style:font-name="DejaVu Sans" officeooo:paragraph-rsid="0019cd0a"/>
    </style:style>
    <style:style style:name="P11" style:family="paragraph" style:parent-style-name="Title" style:master-page-name="Standard">
      <style:paragraph-properties fo:text-align="start" style:justify-single-word="false" style:page-number="auto"/>
      <style:text-properties style:font-name="DejaVu Sans" fo:font-weight="bold" officeooo:rsid="0041a561" officeooo:paragraph-rsid="0041a561" style:font-weight-asian="bold" style:font-weight-complex="bold"/>
    </style:style>
    <style:style style:name="P12" style:family="paragraph" style:parent-style-name="Heading_20_2">
      <style:paragraph-properties fo:text-align="start" style:justify-single-word="false"/>
      <style:text-properties style:font-name="DejaVu Sans" officeooo:paragraph-rsid="0019cd0a"/>
    </style:style>
    <style:style style:name="T1" style:family="text">
      <style:text-properties officeooo:rsid="002a8d2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96531" style:font-weight-asian="bold" style:font-weight-complex="bold"/>
    </style:style>
    <style:style style:name="T4" style:family="text">
      <style:text-properties fo:font-weight="bold" officeooo:rsid="0041a561" style:font-weight-asian="bold" style:font-weight-complex="bold"/>
    </style:style>
    <style:style style:name="T5" style:family="text">
      <style:text-properties fo:font-weight="bold" officeooo:rsid="002a8d2f" style:font-weight-asian="bold" style:font-weight-complex="bold"/>
    </style:style>
    <style:style style:name="T6" style:family="text">
      <style:text-properties fo:font-weight="normal" officeooo:rsid="00396531" style:font-weight-asian="normal" style:font-weight-complex="normal"/>
    </style:style>
    <style:style style:name="T7" style:family="text">
      <style:text-properties fo:font-weight="normal" officeooo:rsid="0041a561" style:font-weight-asian="normal" style:font-weight-complex="normal"/>
    </style:style>
    <style:style style:name="T8" style:family="text">
      <style:text-properties fo:font-weight="normal" officeooo:rsid="0041a561" style:font-name-asian="Droid Sans Fallback" style:font-weight-asian="normal" style:font-name-complex="Droid Sans Devanagari" style:font-weight-complex="normal"/>
    </style:style>
    <style:style style:name="T9" style:family="text">
      <style:text-properties officeooo:rsid="00396531"/>
    </style:style>
    <style:style style:name="T10" style:family="text">
      <style:text-properties style:text-position="sub 58%" fo:font-weight="bold" style:font-weight-asian="bold" style:font-weight-complex="bold"/>
    </style:style>
    <style:style style:name="T11" style:family="text">
      <style:text-properties style:text-position="sub 58%" fo:font-weight="normal" officeooo:rsid="0041a561" style:font-name-asian="Droid Sans Fallback" style:font-weight-asian="normal" style:font-name-complex="Droid Sans Devanagari" style:font-weight-complex="normal"/>
    </style:style>
    <style:style style:name="T12" style:family="text">
      <style:text-properties style:text-position="sub 58%" fo:font-weight="normal" officeooo:rsid="0041a561" style:font-weight-asian="normal" style:font-weight-complex="normal"/>
    </style:style>
    <style:style style:name="T13" style:family="text">
      <style:text-properties style:text-position="0% 100%" fo:font-weight="bold" officeooo:rsid="0041a561" style:font-name-asian="Droid Sans Fallback" style:font-weight-asian="bold" style:font-name-complex="Droid Sans Devanagari" style:font-weight-complex="bold"/>
    </style:style>
    <style:style style:name="T14" style:family="text">
      <style:text-properties style:text-position="0% 100%" fo:font-weight="normal" officeooo:rsid="003e7ad2" style:font-weight-asian="normal" style:font-weight-complex="normal"/>
    </style:style>
    <style:style style:name="T15" style:family="text">
      <style:text-properties style:text-position="0% 100%" fo:font-weight="normal" officeooo:rsid="0041a561" style:font-name-asian="Droid Sans Fallback" style:font-weight-asian="normal" style:font-name-complex="Droid Sans Devanagari" style:font-weight-complex="normal"/>
    </style:style>
    <style:style style:name="T16" style:family="text">
      <style:text-properties officeooo:rsid="0041a561"/>
    </style:style>
    <style:style style:name="T17" style:family="text">
      <style:text-properties fo:font-style="italic" officeooo:rsid="0041a561" style:font-style-asian="italic" style:font-style-complex="italic"/>
    </style:style>
    <style:style style:name="T18" style:family="text">
      <style:text-properties style:font-name="Open Sans" fo:font-weight="normal" officeooo:rsid="0041a561" style:font-name-asian="Open Sans" style:font-weight-asian="normal" style:font-name-complex="Open Sans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ncreasing Sequence Sum</text:p>
      <text:p text:style-name="P1">Time limit: 1 sec</text:p>
      <text:p text:style-name="P5"><text:tab/><text:span text:style-name="T16">We define an </text:span><text:span text:style-name="T17">increasing sequence sum</text:span><text:span text:style-name="T16"> of an integer </text:span><text:span text:style-name="T4">N </text:span><text:span text:style-name="T7">as a sequence S = &lt;a</text:span><text:span text:style-name="T12">1</text:span><text:span text:style-name="T7">, a</text:span><text:span text:style-name="T12">2</text:span><text:span text:style-name="T7">, ..., a</text:span><text:span text:style-name="T12">k</text:span><text:span text:style-name="T7">&gt; such that each element is an integer and a</text:span><text:span text:style-name="T12">i</text:span><text:span text:style-name="T7"> </text:span><text:span text:style-name="T18">≤</text:span><text:span text:style-name="T8"> a</text:span><text:span text:style-name="T11">i+1</text:span><text:span text:style-name="T15">.</text:span><text:span text:style-name="T11"> </text:span><text:span text:style-name="T15">There are several increasing sequence sums for each number </text:span><text:span text:style-name="T13">N</text:span><text:span text:style-name="T15">. Examples of possible increasing sequence sums of 5 are &lt;1, 1, 1, 1, 1&gt; and &lt;1, 2, 2&gt; and &lt;5&gt;. Examples of sequences the summation of which is 5 that is not an increasing sequence sum are &lt;1, 3, 1&gt; and &lt;4, 1&gt; and &lt;1, 1, 2, 1&gt;.</text:span></text:p>
      <text:p text:style-name="P5"><text:span text:style-name="T15"><text:tab/>In this problem, you have to find the number of distinct increasing sequence sum of </text:span><text:span text:style-name="T13">N</text:span><text:span text:style-name="T15">. </text:span></text:p>
      <text:h text:style-name="P9" text:outline-level="1">Input</text:h>
      <text:list xml:id="list8770960056690674042" text:style-name="L1">
        <text:list-item>
          <text:p text:style-name="P7">The first line of input <text:span text:style-name="T9">contains one integer </text:span><text:span text:style-name="T3">N</text:span><text:span text:style-name="T9"> (1 </text:span><text:span text:style-name="T18">≤</text:span><text:span text:style-name="T9"> N </text:span><text:span text:style-name="T18">≤</text:span><text:span text:style-name="T9"> 100).</text:span></text:p>
        </text:list-item>
      </text:list>
      <text:h text:style-name="P10" text:outline-level="1">Output</text:h>
      <text:p text:style-name="P2"><text:tab/><text:span text:style-name="T1">The output contain exactly one line that gives the total number of distinct increasing sequence sum of </text:span><text:span text:style-name="T5">N</text:span><text:span text:style-name="T1">.</text:span></text:p>
      <text:h text:style-name="P9" text:outline-level="1">Example 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Input</text:p>
          </table:table-cell>
          <table:table-cell table:style-name="Table1.A1" office:value-type="string">
            <text:p text:style-name="P3">Output</text:p>
          </table:table-cell>
        </table:table-row>
        <table:table-row table:style-name="Table1.1">
          <table:table-cell table:style-name="Table1.A1" office:value-type="string">
            <text:p text:style-name="P6">10</text:p>
          </table:table-cell>
          <table:table-cell table:style-name="Table1.A1" office:value-type="string">
            <text:p text:style-name="P6">42</text:p>
          </table:table-cell>
        </table:table-row>
      </table:table>
      <text:h text:style-name="P1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Open Sans" svg:font-family="'Open Sans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Linux_X86_64 LibreOffice_project/430m0$Build-1</meta:generator>
    <dc:date>2014-11-23T13:08:25.303179815</dc:date>
    <meta:editing-duration>PT3H52M32S</meta:editing-duration>
    <meta:editing-cycles>39</meta:editing-cycles>
    <meta:print-date>2014-09-09T23:50:22.741847462</meta:print-date>
    <meta:document-statistic meta:table-count="1" meta:image-count="0" meta:object-count="0" meta:page-count="1" meta:paragraph-count="13" meta:word-count="151" meta:character-count="759" meta:non-whitespace-character-count="617"/>
  </office:meta>
</office:document-meta>
</file>